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e" style:family="paragraph">
      <style:text-properties fo:font-size="14pt" style:font-size-asian="14pt" style:font-size-complex="14pt"/>
    </style:style>
    <style:style style:name="P3" style:parent-style-name="Normale" style:family="paragraph">
      <style:text-properties fo:font-size="14pt" style:font-size-asian="14pt" style:font-size-complex="14pt"/>
    </style:style>
    <style:style style:name="P4" style:parent-style-name="Normale" style:family="paragraph">
      <style:text-properties fo:font-size="14pt" style:font-size-asian="14pt" style:font-size-complex="14pt"/>
    </style:style>
    <style:style style:name="P5" style:parent-style-name="Normale" style:family="paragraph">
      <style:text-properties fo:font-size="14pt" style:font-size-asian="14pt" style:font-size-complex="14pt"/>
    </style:style>
    <style:style style:name="P6" style:parent-style-name="Paragrafoelenco" style:list-style-name="LFO1" style:family="paragraph">
      <style:text-properties fo:font-size="14pt" style:font-size-asian="14pt" style:font-size-complex="14pt"/>
    </style:style>
    <style:style style:name="P7" style:parent-style-name="Paragrafoelenco" style:list-style-name="LFO1" style:family="paragraph">
      <style:text-properties fo:font-size="14pt" style:font-size-asian="14pt" style:font-size-complex="14pt"/>
    </style:style>
    <style:style style:name="P8" style:parent-style-name="Normale" style:family="paragraph">
      <style:text-properties fo:font-size="14pt" style:font-size-asian="14pt" style:font-size-complex="14pt"/>
    </style:style>
    <style:style style:name="P9" style:parent-style-name="Normale" style:family="paragraph">
      <style:text-properties fo:font-size="14pt" style:font-size-asian="14pt" style:font-size-complex="14pt"/>
    </style:style>
    <style:style style:name="P10" style:parent-style-name="Normale" style:family="paragraph">
      <style:paragraph-properties fo:text-align="justify"/>
      <style:text-properties fo:font-size="14pt" style:font-size-asian="14pt" style:font-size-complex="14pt"/>
    </style:style>
    <style:style style:name="P11" style:parent-style-name="Normale" style:family="paragraph">
      <style:paragraph-properties fo:text-align="justify"/>
      <style:text-properties fo:font-size="14pt" style:font-size-asian="14pt" style:font-size-complex="14pt"/>
    </style:style>
    <style:style style:name="P12" style:parent-style-name="Normale" style:family="paragraph">
      <style:text-properties fo:font-size="14pt" style:font-size-asian="14pt" style:font-size-complex="14pt"/>
    </style:style>
    <style:style style:name="P13" style:parent-style-name="Normale" style:family="paragraph">
      <style:text-properties fo:font-size="14pt" style:font-size-asian="14pt" style:font-size-complex="14pt"/>
    </style:style>
    <style:style style:name="P14" style:parent-style-name="Normale" style:family="paragraph">
      <style:text-properties fo:font-size="14pt" style:font-size-asian="14pt" style:font-size-complex="14pt"/>
    </style:style>
    <style:style style:name="P15" style:parent-style-name="Normale" style:family="paragraph">
      <style:text-properties fo:font-size="14pt" style:font-size-asian="14pt" style:font-size-complex="14pt"/>
    </style:style>
    <style:style style:name="P16" style:parent-style-name="Normale" style:family="paragraph">
      <style:text-properties fo:font-size="14pt" style:font-size-asian="14pt" style:font-size-complex="14pt"/>
    </style:style>
    <style:style style:name="P17" style:parent-style-name="Normale" style:family="paragraph">
      <style:text-properties fo:font-size="14pt" style:font-size-asian="14pt" style:font-size-complex="14pt"/>
    </style:style>
    <style:style style:name="P18" style:parent-style-name="Normale" style:family="paragraph">
      <style:text-properties fo:font-size="14pt" style:font-size-asian="14pt" style:font-size-complex="14pt"/>
    </style:style>
    <style:style style:name="P19" style:parent-style-name="Normale" style:family="paragraph">
      <style:text-properties fo:font-size="14pt" style:font-size-asian="14pt" style:font-size-complex="14pt"/>
    </style:style>
    <style:style style:name="P20" style:parent-style-name="Normale" style:family="paragraph">
      <style:text-properties fo:font-size="16pt" style:font-size-asian="16pt" style:font-size-complex="16pt"/>
    </style:style>
    <style:style style:name="P21" style:parent-style-name="Normale" style:family="paragraph">
      <style:text-properties fo:font-weight="bold" style:font-weight-asian="bold" fo:font-size="12pt" style:font-size-asian="12pt" style:font-size-complex="12pt"/>
    </style:style>
    <style:style style:name="P22" style:parent-style-name="Normale" style:family="paragraph">
      <style:paragraph-properties style:text-autospace="none" fo:margin-bottom="0in" fo:line-height="100%"/>
    </style:style>
    <style:style style:name="T23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24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25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26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27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28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29" style:parent-style-name="Normale" style:family="paragraph">
      <style:paragraph-properties style:text-autospace="none" fo:margin-bottom="0in" fo:line-height="100%"/>
    </style:style>
    <style:style style:name="T30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31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32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33" style:parent-style-name="Normale" style:family="paragraph">
      <style:paragraph-properties style:text-autospace="none" fo:margin-bottom="0in" fo:line-height="100%"/>
    </style:style>
    <style:style style:name="T34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35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36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37" style:parent-style-name="Normale" style:family="paragraph">
      <style:paragraph-properties style:text-autospace="none" fo:margin-bottom="0in" fo:line-height="100%"/>
    </style:style>
    <style:style style:name="T38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40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42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4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44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4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4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48" style:parent-style-name="Normale" style:family="paragraph">
      <style:paragraph-properties style:text-autospace="none" fo:margin-bottom="0in" fo:line-height="100%"/>
    </style:style>
    <style:style style:name="T4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50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5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52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5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54" style:parent-style-name="Normale" style:family="paragraph">
      <style:paragraph-properties style:text-autospace="none" fo:margin-bottom="0in" fo:line-height="100%"/>
    </style:style>
    <style:style style:name="T5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5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58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5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60" style:parent-style-name="Normale" style:family="paragraph">
      <style:paragraph-properties style:text-autospace="none" fo:margin-bottom="0in" fo:line-height="100%"/>
    </style:style>
    <style:style style:name="T6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62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6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64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6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66" style:parent-style-name="Normale" style:family="paragraph">
      <style:paragraph-properties style:text-autospace="none" fo:margin-bottom="0in" fo:line-height="100%"/>
    </style:style>
    <style:style style:name="T6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68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6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70" style:parent-style-name="Normale" style:family="paragraph">
      <style:paragraph-properties style:text-autospace="none" fo:margin-bottom="0in" fo:line-height="100%"/>
    </style:style>
    <style:style style:name="T7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72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7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75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76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77" style:parent-style-name="Normale" style:family="paragraph">
      <style:text-properties fo:font-size="12pt" style:font-size-asian="12pt" style:font-size-complex="12pt"/>
    </style:style>
    <style:style style:name="P78" style:parent-style-name="Normale" style:family="paragraph">
      <style:text-properties fo:font-size="12pt" style:font-size-asian="12pt" style:font-size-complex="12pt"/>
    </style:style>
    <style:style style:name="P79" style:parent-style-name="Normale" style:family="paragraph">
      <style:text-properties fo:font-size="12pt" style:font-size-asian="12pt" style:font-size-complex="12pt"/>
    </style:style>
    <style:style style:name="P80" style:parent-style-name="Normale" style:family="paragraph">
      <style:text-properties fo:font-size="12pt" style:font-size-asian="12pt" style:font-size-complex="12pt"/>
    </style:style>
    <style:style style:name="P81" style:parent-style-name="Normale" style:family="paragraph">
      <style:text-properties fo:font-size="12pt" style:font-size-asian="12pt" style:font-size-complex="12pt"/>
    </style:style>
    <style:style style:name="P82" style:parent-style-name="Normale" style:family="paragraph">
      <style:text-properties fo:font-size="12pt" style:font-size-asian="12pt" style:font-size-complex="12pt"/>
    </style:style>
    <style:style style:name="P83" style:parent-style-name="Normale" style:family="paragraph">
      <style:text-properties fo:font-size="12pt" style:font-size-asian="12pt" style:font-size-complex="12pt"/>
    </style:style>
    <style:style style:name="P84" style:parent-style-name="Normale" style:family="paragraph">
      <style:text-properties fo:font-weight="bold" style:font-weight-asian="bold" fo:font-size="12pt" style:font-size-asian="12pt" style:font-size-complex="12pt"/>
    </style:style>
    <style:style style:name="P85" style:parent-style-name="Normale" style:family="paragraph">
      <style:paragraph-properties style:text-autospace="none" style:vertical-align="auto" fo:margin-bottom="0in" fo:line-height="100%"/>
      <style:text-properties fo:hyphenate="true"/>
    </style:style>
    <style:style style:name="T86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8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88" style:parent-style-name="Car.predefinitoparagrafo" style:family="text">
      <style:text-properties style:font-name="Consolas" style:font-name-complex="Consolas" fo:color="#A31515" fo:font-size="9.5pt" style:font-size-asian="9.5pt" style:font-size-complex="9.5pt"/>
    </style:style>
    <style:style style:name="P89" style:parent-style-name="Normale" style:family="paragraph">
      <style:paragraph-properties style:text-autospace="none" style:vertical-align="auto" fo:margin-bottom="0in" fo:line-height="100%"/>
      <style:text-properties fo:hyphenate="true"/>
    </style:style>
    <style:style style:name="T90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9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92" style:parent-style-name="Car.predefinitoparagrafo" style:family="text">
      <style:text-properties style:font-name="Consolas" style:font-name-complex="Consolas" fo:color="#A31515" fo:font-size="9.5pt" style:font-size-asian="9.5pt" style:font-size-complex="9.5pt"/>
    </style:style>
    <style:style style:name="P93" style:parent-style-name="Normale" style:family="paragraph">
      <style:paragraph-properties style:text-autospace="none" style:vertical-align="auto" fo:margin-bottom="0in" fo:line-height="100%"/>
      <style:text-properties fo:hyphenate="true"/>
    </style:style>
    <style:style style:name="T94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9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96" style:parent-style-name="Car.predefinitoparagrafo" style:family="text">
      <style:text-properties style:font-name="Consolas" style:font-name-complex="Consolas" fo:color="#A31515" fo:font-size="9.5pt" style:font-size-asian="9.5pt" style:font-size-complex="9.5pt"/>
    </style:style>
    <style:style style:name="P97" style:parent-style-name="Normale" style:family="paragraph">
      <style:paragraph-properties style:text-autospace="none" style:vertical-align="auto" fo:margin-bottom="0in" fo:line-height="100%"/>
      <style:text-properties fo:hyphenate="true"/>
    </style:style>
    <style:style style:name="T98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9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00" style:parent-style-name="Car.predefinitoparagrafo" style:family="text">
      <style:text-properties style:font-name="Consolas" style:font-name-complex="Consolas" fo:color="#A31515" fo:font-size="9.5pt" style:font-size-asian="9.5pt" style:font-size-complex="9.5pt"/>
    </style:style>
    <style:style style:name="T101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02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03" style:parent-style-name="Car.predefinitoparagrafo" style:family="text">
      <style:text-properties style:font-name="Consolas" style:font-name-complex="Consolas" fo:color="#A31515" fo:font-size="9.5pt" style:font-size-asian="9.5pt" style:font-size-complex="9.5pt"/>
    </style:style>
    <style:style style:name="P104" style:parent-style-name="Normale" style:family="paragraph">
      <style:paragraph-properties style:text-autospace="none" style:vertical-align="auto" fo:margin-bottom="0in" fo:line-height="100%"/>
      <style:text-properties fo:hyphenate="true"/>
    </style:style>
    <style:style style:name="T105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06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07" style:parent-style-name="Car.predefinitoparagrafo" style:family="text">
      <style:text-properties style:font-name="Consolas" style:font-name-complex="Consolas" fo:color="#6F008A" fo:font-size="9.5pt" style:font-size-asian="9.5pt" style:font-size-complex="9.5pt"/>
    </style:style>
    <style:style style:name="T108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109" style:parent-style-name="Normale" style:family="paragraph">
      <style:paragraph-properties style:text-autospace="none" style:vertical-align="auto" fo:margin-bottom="0in" fo:line-height="100%"/>
      <style:text-properties fo:hyphenate="true"/>
    </style:style>
    <style:style style:name="T110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1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12" style:parent-style-name="Car.predefinitoparagrafo" style:family="text">
      <style:text-properties style:font-name="Consolas" style:font-name-complex="Consolas" fo:color="#6F008A" fo:font-size="9.5pt" style:font-size-asian="9.5pt" style:font-size-complex="9.5pt"/>
    </style:style>
    <style:style style:name="T11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14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1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16" style:parent-style-name="Car.predefinitoparagrafo" style:family="text">
      <style:text-properties style:font-name="Consolas" style:font-name-complex="Consolas" fo:color="#6F008A" fo:font-size="9.5pt" style:font-size-asian="9.5pt" style:font-size-complex="9.5pt"/>
    </style:style>
    <style:style style:name="T11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118" style:parent-style-name="Normale" style:family="paragraph">
      <style:text-properties fo:font-size="12pt" style:font-size-asian="12pt" style:font-size-complex="12pt"/>
    </style:style>
    <style:style style:name="P119" style:parent-style-name="Normale" style:family="paragraph">
      <style:text-properties fo:font-size="12pt" style:font-size-asian="12pt" style:font-size-complex="12pt"/>
    </style:style>
    <style:style style:name="P120" style:parent-style-name="Normale" style:family="paragraph">
      <style:text-properties fo:font-size="12pt" style:font-size-asian="12pt" style:font-size-complex="12pt"/>
    </style:style>
    <style:style style:name="P121" style:parent-style-name="Normale" style:family="paragraph">
      <style:text-properties fo:font-size="12pt" style:font-size-asian="12pt" style:font-size-complex="12pt"/>
    </style:style>
    <style:style style:name="P122" style:parent-style-name="Normale" style:family="paragraph">
      <style:text-properties fo:font-size="12pt" style:font-size-asian="12pt" style:font-size-complex="12pt"/>
    </style:style>
    <style:style style:name="P123" style:parent-style-name="Normale" style:family="paragraph">
      <style:text-properties fo:font-size="12pt" style:font-size-asian="12pt" style:font-size-complex="12pt"/>
    </style:style>
    <style:style style:name="P124" style:parent-style-name="Normale" style:family="paragraph">
      <style:text-properties fo:font-weight="bold" style:font-weight-asian="bold" fo:font-size="12pt" style:font-size-asian="12pt" style:font-size-complex="12pt"/>
    </style:style>
    <style:style style:name="P125" style:parent-style-name="Normale" style:family="paragraph">
      <style:text-properties style:font-name="Consolas" style:font-name-complex="Consolas" fo:color="#0000FF" fo:font-size="9.5pt" style:font-size-asian="9.5pt" style:font-size-complex="9.5pt"/>
    </style:style>
    <style:style style:name="T126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2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28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12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30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3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32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3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34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3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36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3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38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13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40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4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42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14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44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4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46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4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48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14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50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5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52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5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54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5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56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5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58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15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60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6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62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6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64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6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66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16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68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6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70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7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72" style:parent-style-name="Car.predefinitoparagrafo" style:family="text">
      <style:text-properties style:font-name="Consolas" style:font-name-complex="Consolas" fo:color="#2B91AF" fo:font-size="9.5pt" style:font-size-asian="9.5pt" style:font-size-complex="9.5pt"/>
    </style:style>
    <style:style style:name="T17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74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75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76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77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78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79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80" style:parent-style-name="Car.predefinitoparagrafo" style:family="text">
      <style:text-properties style:font-name="Consolas" style:font-name-complex="Consolas" fo:color="#0000FF" fo:font-size="9.5pt" style:font-size-asian="9.5pt" style:font-size-complex="9.5pt"/>
    </style:style>
    <style:style style:name="T181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T182" style:parent-style-name="Car.predefinitoparagrafo" style:family="text">
      <style:text-properties style:font-name="Consolas" style:font-name-complex="Consolas" fo:color="#808080" fo:font-size="9.5pt" style:font-size-asian="9.5pt" style:font-size-complex="9.5pt"/>
    </style:style>
    <style:style style:name="T183" style:parent-style-name="Car.predefinitoparagrafo" style:family="text">
      <style:text-properties style:font-name="Consolas" style:font-name-complex="Consolas" fo:color="#000000" fo:font-size="9.5pt" style:font-size-asian="9.5pt" style:font-size-complex="9.5pt"/>
    </style:style>
    <style:style style:name="P184" style:parent-style-name="Normale" style:family="paragraph">
      <style:text-properties fo:font-size="12pt" style:font-size-asian="12pt" style:font-size-complex="12pt"/>
    </style:style>
    <style:style style:name="P185" style:parent-style-name="Normale" style:family="paragraph">
      <style:text-properties fo:font-size="12pt" style:font-size-asian="12pt" style:font-size-complex="12pt"/>
    </style:style>
    <style:style style:name="P186" style:parent-style-name="Normale" style:family="paragraph">
      <style:text-properties fo:font-size="12pt" style:font-size-asian="12pt" style:font-size-complex="12pt"/>
    </style:style>
    <style:style style:name="P187" style:parent-style-name="Normale" style:family="paragraph">
      <style:text-properties fo:font-size="12pt" style:font-size-asian="12pt" style:font-size-complex="12pt"/>
    </style:style>
    <style:style style:name="P188" style:parent-style-name="Normale" style:family="paragraph">
      <style:text-properties fo:font-size="12pt" style:font-size-asian="12pt" style:font-size-complex="12pt"/>
    </style:style>
    <style:style style:name="P189" style:parent-style-name="Normale" style:family="paragraph">
      <style:text-properties fo:font-size="12pt" style:font-size-asian="12pt" style:font-size-complex="12pt"/>
    </style:style>
    <style:style style:name="P190" style:parent-style-name="Normale" style:family="paragraph">
      <style:text-properties fo:font-size="12pt" style:font-size-asian="12pt" style:font-size-complex="12pt"/>
    </style:style>
    <style:style style:name="P191" style:parent-style-name="Normale" style:family="paragraph">
      <style:text-properties fo:font-size="12pt" style:font-size-asian="12pt" style:font-size-complex="12pt"/>
    </style:style>
    <style:style style:name="P192" style:parent-style-name="Normale" style:family="paragraph">
      <style:text-properties fo:font-size="12pt" style:font-size-asian="12pt" style:font-size-complex="12pt"/>
    </style:style>
    <style:style style:name="P193" style:parent-style-name="Normale" style:family="paragraph">
      <style:text-properties fo:font-size="12pt" style:font-size-asian="12pt" style:font-size-complex="12pt"/>
    </style:style>
    <style:style style:name="P194" style:parent-style-name="Normale" style:family="paragraph">
      <style:text-properties fo:font-size="12pt" style:font-size-asian="12pt" style:font-size-complex="12pt"/>
    </style:style>
    <style:style style:name="P195" style:parent-style-name="Normale" style:family="paragraph">
      <style:text-properties fo:font-size="12pt" style:font-size-asian="12pt" style:font-size-complex="12pt"/>
    </style:style>
    <style:style style:name="P196" style:parent-style-name="Normale" style:family="paragraph">
      <style:text-properties fo:font-size="12pt" style:font-size-asian="12pt" style:font-size-complex="12pt"/>
    </style:style>
    <style:style style:name="P197" style:parent-style-name="Normale" style:family="paragraph">
      <style:text-properties fo:font-size="12pt" style:font-size-asian="12pt" style:font-size-complex="12pt"/>
    </style:style>
    <style:style style:name="P198" style:parent-style-name="Normale" style:family="paragraph">
      <style:text-properties fo:font-size="12pt" style:font-size-asian="12pt" style:font-size-complex="12pt"/>
    </style:style>
    <style:style style:name="P199" style:parent-style-name="Normale" style:family="paragraph">
      <style:text-properties fo:font-size="12pt" style:font-size-asian="12pt" style:font-size-complex="12pt"/>
    </style:style>
    <style:style style:name="P200" style:parent-style-name="Normale" style:family="paragraph">
      <style:text-properties fo:font-size="12pt" style:font-size-asian="12pt" style:font-size-complex="12pt"/>
    </style:style>
    <style:style style:name="P201" style:parent-style-name="Normale" style:family="paragraph">
      <style:text-properties fo:font-size="12pt" style:font-size-asian="12pt" style:font-size-complex="12pt"/>
    </style:style>
    <style:style style:name="P202" style:parent-style-name="Normale" style:family="paragraph">
      <style:text-properties fo:font-size="12pt" style:font-size-asian="12pt" style:font-size-complex="12pt"/>
    </style:style>
    <style:style style:name="P203" style:parent-style-name="Normale" style:family="paragraph">
      <style:text-properties fo:font-size="12pt" style:font-size-asian="12pt" style:font-size-complex="12pt"/>
    </style:style>
    <style:style style:name="P204" style:parent-style-name="Normale" style:family="paragraph">
      <style:text-properties fo:font-size="12pt" style:font-size-asian="12pt" style:font-size-complex="12pt"/>
    </style:style>
    <style:style style:name="P205" style:parent-style-name="Normale" style:family="paragraph">
      <style:text-properties fo:font-size="12pt" style:font-size-asian="12pt" style:font-size-complex="12pt"/>
    </style:style>
    <style:style style:name="P206" style:parent-style-name="Normale" style:family="paragraph">
      <style:text-properties fo:font-size="18pt" style:font-size-asian="18pt" style:font-size-complex="18pt"/>
    </style:style>
    <style:style style:name="P207" style:parent-style-name="Normale" style:family="paragraph">
      <style:text-properties fo:font-size="18pt" style:font-size-asian="18pt" style:font-size-complex="18pt"/>
    </style:style>
    <style:style style:name="P208" style:parent-style-name="Paragrafoelenco" style:list-style-name="LFO1" style:family="paragraph">
      <style:text-properties fo:font-size="14pt" style:font-size-asian="14pt" style:font-size-complex="14pt"/>
    </style:style>
    <style:style style:name="P209" style:parent-style-name="Normale" style:family="paragraph">
      <style:text-properties fo:font-size="12pt" style:font-size-asian="12pt" style:font-size-complex="12pt"/>
    </style:style>
    <style:style style:name="P210" style:parent-style-name="Paragrafoelenco" style:list-style-name="LFO1" style:family="paragraph"/>
    <style:style style:name="T211" style:parent-style-name="Car.predefinitoparagrafo" style:family="text">
      <style:text-properties fo:font-size="14pt" style:font-size-asian="14pt" style:font-size-complex="14pt"/>
    </style:style>
    <style:style style:name="P212" style:parent-style-name="Normale" style:family="paragraph">
      <style:text-properties fo:font-size="12pt" style:font-size-asian="12pt" style:font-size-complex="12pt"/>
    </style:style>
    <style:style style:name="P213" style:parent-style-name="Paragrafoelenco" style:list-style-name="LFO1" style:family="paragraph">
      <style:text-properties fo:font-size="14pt" style:font-size-asian="14pt" style:font-size-complex="14pt"/>
    </style:style>
    <style:style style:name="P214" style:parent-style-name="Normale" style:family="paragraph">
      <style:text-properties fo:font-size="12pt" style:font-size-asian="12pt" style:font-size-complex="12pt"/>
    </style:style>
    <style:style style:name="P215" style:parent-style-name="Paragrafoelenco" style:list-style-name="LFO1" style:family="paragraph">
      <style:text-properties fo:font-size="14pt" style:font-size-asian="14pt" style:font-size-complex="14pt"/>
    </style:style>
    <style:style style:name="P216" style:parent-style-name="Normale" style:family="paragraph">
      <style:text-properties fo:font-size="12pt" style:font-size-asian="12pt" style:font-size-complex="12pt"/>
    </style:style>
    <style:style style:name="P217" style:parent-style-name="Paragrafoelenco" style:list-style-name="LFO1" style:family="paragraph">
      <style:text-properties fo:font-size="14pt" style:font-size-asian="14pt" style:font-size-complex="14pt"/>
    </style:style>
    <style:style style:name="P218" style:parent-style-name="Normale" style:family="paragraph">
      <style:text-properties fo:font-size="12pt" style:font-size-asian="12pt" style:font-size-complex="12pt"/>
    </style:style>
    <style:style style:name="P219" style:parent-style-name="Paragrafoelenco" style:list-style-name="LFO1" style:family="paragraph"/>
    <style:style style:name="T220" style:parent-style-name="Car.predefinitoparagrafo" style:family="text">
      <style:text-properties fo:font-size="14pt" style:font-size-asian="14pt" style:font-size-complex="14pt"/>
    </style:style>
    <style:style style:name="P221" style:parent-style-name="Normale" style:family="paragraph">
      <style:text-properties fo:font-size="12pt" style:font-size-asian="12pt" style:font-size-complex="12pt"/>
    </style:style>
    <style:style style:name="P222" style:parent-style-name="Paragrafoelenco" style:list-style-name="LFO1" style:family="paragraph">
      <style:text-properties fo:font-size="14pt" style:font-size-asian="14pt" style:font-size-complex="14pt"/>
    </style:style>
    <style:style style:name="P223" style:parent-style-name="Normale" style:family="paragraph">
      <style:text-properties fo:font-size="12pt" style:font-size-asian="12pt" style:font-size-complex="12pt"/>
    </style:style>
    <style:style style:name="P224" style:parent-style-name="Normale" style:family="paragraph">
      <style:text-properties fo:font-size="16pt" style:font-size-asian="16pt" style:font-size-complex="16pt"/>
    </style:style>
    <style:style style:name="T225" style:parent-style-name="Car.predefinitoparagrafo" style:family="text">
      <style:text-properties fo:font-size="12pt" style:font-size-asian="12pt" style:font-size-complex="12pt"/>
    </style:style>
    <style:style style:name="T226" style:parent-style-name="Collegamentoipertestuale" style:family="text">
      <style:text-properties fo:font-size="12pt" style:font-size-asian="12pt" style:font-size-complex="12pt"/>
    </style:style>
    <style:style style:name="T227" style:parent-style-name="Car.predefinitoparagrafo" style:family="text">
      <style:text-properties fo:font-size="12pt" style:font-size-asian="12pt" style:font-size-complex="12pt"/>
    </style:style>
    <style:style style:name="P228" style:parent-style-name="Normale" style:family="paragraph">
      <style:text-properties fo:font-size="12pt" style:font-size-asian="12pt" style:font-size-complex="12pt"/>
    </style:style>
    <style:style style:name="P229" style:parent-style-name="Normale" style:family="paragraph">
      <style:text-properties fo:font-size="12pt" style:font-size-asian="12pt" style:font-size-complex="12pt"/>
    </style:style>
    <style:style style:name="P230" style:parent-style-name="Normale" style:family="paragraph">
      <style:text-properties fo:font-size="12pt" style:font-size-asian="12pt" style:font-size-complex="12pt"/>
    </style:style>
    <style:style style:name="P231" style:parent-style-name="Normale" style:family="paragraph">
      <style:text-properties fo:font-size="16pt" style:font-size-asian="16pt" style:font-size-complex="16pt"/>
    </style:style>
    <style:style style:name="P232" style:parent-style-name="Normale" style:family="paragraph">
      <style:text-properties fo:font-size="16pt" style:font-size-asian="16pt" style:font-size-complex="16pt"/>
    </style:style>
    <style:style style:name="P233" style:parent-style-name="Normale" style:family="paragraph">
      <style:text-properties fo:font-size="14pt" style:font-size-asian="14pt" style:font-size-complex="14pt"/>
    </style:style>
    <style:style style:name="P234" style:parent-style-name="Normale" style:family="paragraph">
      <style:text-properties fo:font-size="14pt" style:font-size-asian="14pt" style:font-size-complex="14pt"/>
    </style:style>
    <style:style style:name="P235" style:parent-style-name="Normale" style:family="paragraph">
      <style:text-properties fo:font-size="12pt" style:font-size-asian="12pt" style:font-size-complex="12pt"/>
    </style:style>
    <style:style style:name="P236" style:parent-style-name="Normale" style:family="paragraph">
      <style:text-properties fo:font-size="14pt" style:font-size-asian="14pt" style:font-size-complex="14pt"/>
    </style:style>
    <style:style style:name="P237" style:parent-style-name="Normale" style:family="paragraph">
      <style:text-properties fo:font-size="12pt" style:font-size-asian="12pt" style:font-size-complex="12pt"/>
    </style:style>
    <style:style style:name="P238" style:parent-style-name="Normale" style:family="paragraph">
      <style:text-properties fo:font-size="14pt" style:font-size-asian="14pt" style:font-size-complex="14pt"/>
    </style:style>
    <style:style style:name="P239" style:parent-style-name="Normale" style:family="paragraph">
      <style:text-properties fo:font-size="12pt" style:font-size-asian="12pt" style:font-size-complex="12pt"/>
    </style:style>
    <style:style style:name="P240" style:parent-style-name="Normale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Relazione tecnica Progetto Algoritmi e Strutture Dati</text:p>
      <text:p text:style-name="P2"/>
      <text:p text:style-name="P3">Presentazione del progetto corrispondente a un dizionario.</text:p>
      <text:p text:style-name="P4"/>
      <text:p text:style-name="P5">Gruppo composto da:</text:p>
      <text:list text:style-name="LFO1" text:continue-numbering="true">
        <text:list-item>
          <text:p text:style-name="P6">Thomas Angelini<text:tab/><text:tab/><text:tab/>n° matricola: 0000794171</text:p>
        </text:list-item>
        <text:list-item>
          <text:p text:style-name="P7">Amedeo<text:s/>Bertuccioli.<text:tab/><text:tab/>n° matricola: 0000802168</text:p>
        </text:list-item>
      </text:list>
      <text:p text:style-name="P8">Progetto sviluppato e testato con il programma: Visual Studio 2015, utilizzando il linguaggio C.</text:p>
      <text:p text:style-name="P9"/>
      <text:p text:style-name="P10">Il programma da noi creato gestisce un dizionario attraverso una struttura dati nominata Red Black Tree. Tale albero appartiene alla categoria dei binary tree e le sue peculiarità sono: ogni nodo viene gestito in base all’ordine lessicografico, i nodi possono essere rossi o neri, non possono essere presenti due nodi rossi consecutivi, l’altezza dei nodi neri deve essere la medesima per ogni possibile percorso e infine la radice e le foglie devono essere nere.<text:s/></text:p>
      <text:p text:style-name="P11">Abbiamo deciso di sviluppare questo tipo di struttura dati perché la ritenevamo la più idonea considerando i seguenti fattori: lo spazio occupato in memoria dalle parole, il tempo di esecuzione del programma stesso. Infatti ogni nodo viene creato solo al momento dell’aggiunta di una parola e il tempo di esecuzione massimo delle funzioni interne al programma è relativamente basso (solo in certe funzioni raggiunge O(n*log(n))).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pecifiche tecniche:</text:p>
      <text:soft-page-break/>
      <text:p text:style-name="P21">Struttura nodo:</text:p>
      <text:p text:style-name="P22"><text:span text:style-name="T23">typedef</text:span><text:span text:style-name="T24"><text:s/></text:span><text:span text:style-name="T25">struct</text:span><text:span text:style-name="T26"><text:s/></text:span><text:span text:style-name="T27">rb_nodo</text:span><text:span text:style-name="T28"><text:s/>{</text:span></text:p>
      <text:p text:style-name="P29"><text:span text:style-name="T30"><text:tab/></text:span><text:span text:style-name="T31">char</text:span><text:span text:style-name="T32"><text:s/>*parola;</text:span></text:p>
      <text:p text:style-name="P33"><text:span text:style-name="T34"><text:tab/></text:span><text:span text:style-name="T35">char</text:span><text:span text:style-name="T36"><text:s/>*descrizione;</text:span></text:p>
      <text:p text:style-name="P37"><text:span text:style-name="T38"><text:tab/></text:span><text:span text:style-name="T39">int</text:span><text:span text:style-name="T40"><text:s/>rosso;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/text:p>
      <text:p text:style-name="P48"><text:span text:style-name="T49"><text:tab/></text:span><text:span text:style-name="T50">struct</text:span><text:span text:style-name="T51"><text:s/></text:span><text:span text:style-name="T52">rb_nodo</text:span><text:span text:style-name="T53">* sinistra;</text:span></text:p>
      <text:p text:style-name="P54"><text:span text:style-name="T55"><text:tab/></text:span><text:span text:style-name="T56">struct</text:span><text:span text:style-name="T57"><text:s/></text:span><text:span text:style-name="T58">rb_nodo</text:span><text:span text:style-name="T59">* destra;</text:span></text:p>
      <text:p text:style-name="P60"><text:span text:style-name="T61"><text:tab/></text:span><text:span text:style-name="T62">struct</text:span><text:span text:style-name="T63"><text:s/></text:span><text:span text:style-name="T64">rb_nodo</text:span><text:span text:style-name="T65">* padre;</text:span></text:p>
      <text:p text:style-name="P66"><text:span text:style-name="T67"><text:tab/></text:span><text:span text:style-name="T68">int</text:span><text:span text:style-name="T69"><text:s/>indice;</text:span></text:p>
      <text:p text:style-name="P70"><text:span text:style-name="T71"><text:tab/></text:span><text:span text:style-name="T72">int</text:span><text:span text:style-name="T73"><text:s/>i;</text:span></text:p>
      <text:p text:style-name="Normale"><text:span text:style-name="T74">}<text:s/></text:span><text:span text:style-name="T75">nodo</text:span><text:span text:style-name="T76">;</text:span></text:p>
      <text:p text:style-name="P77">Questa è la<text:s/>struttura da noi usata per classificare le parole del dizionario in ordine lessicografico che ci permette di creare l’albero dal quale vengono eseguite tutte le operazioni fondamentali.</text:p>
      <text:p text:style-name="P78">Da questa si evince che sono stati utilizzati dei puntatori char per memorizzare la parola e la descrizione in quanto sono semplici da gestire e non allocano spazio di memoria in eccesso.<text:s/></text:p>
      <text:p text:style-name="P79">Per creare dei collegamenti ai figli e al padre della parola presa in considerazione, sono stati utilizzati dei puntatori alla struttura<text:s/>nodo stessa, in modo tale da usare solo lo spazio di memoria necessario.<text:s/></text:p>
      <text:p text:style-name="P80">In seguito, la variabile “rosso” può assumere solo i valori 0 e 1, e l’abbiamo utilizzata per distinguere il colore di ogni nodo.</text:p>
      <text:p text:style-name="P81">Il dato “indice” denota il numero lessicografico della parola contenuta nel nodo, la prima ha indice uguale a zero.</text:p>
      <text:p text:style-name="P82">La variabile “i” è stata utilizzata solo in determinate funzioni per facilitare il lavoro a noi programmatori in alcune operazioni elementari del Red Black Tree, quali l’incremento e il decremento dell’indice della parola.</text:p>
      <text:p text:style-name="P83"/>
      <text:p text:style-name="P84">Librerie e definizioni:</text:p>
      <text:p text:style-name="P85"><text:span text:style-name="T86">#include</text:span><text:span text:style-name="T87"><text:s/></text:span><text:span text:style-name="T88">&lt;stdio.h&gt;</text:span></text:p>
      <text:p text:style-name="P89"><text:span text:style-name="T90">#include</text:span><text:span text:style-name="T91"><text:s/></text:span><text:span text:style-name="T92">&lt;stdlib.h&gt;</text:span></text:p>
      <text:p text:style-name="P93"><text:span text:style-name="T94">#include</text:span><text:span text:style-name="T95"><text:s/></text:span><text:span text:style-name="T96">&lt;time.h&gt;</text:span></text:p>
      <text:p text:style-name="P97"><text:span text:style-name="T98">#include</text:span><text:span text:style-name="T99"><text:s/></text:span><text:span text:style-name="T100">&lt;string.h&gt;</text:span></text:p>
      <text:p text:style-name="Normale"><text:span text:style-name="T101">#include</text:span><text:span text:style-name="T102"><text:s/></text:span><text:span text:style-name="T103">&lt;ctype.h&gt;</text:span></text:p>
      <text:p text:style-name="P104"><text:span text:style-name="T105">#define</text:span><text:span text:style-name="T106"><text:s/></text:span><text:span text:style-name="T107">MAX_DEF</text:span><text:span text:style-name="T108"><text:s/>50</text:span></text:p>
      <text:p text:style-name="P109"><text:span text:style-name="T110">#define</text:span><text:span text:style-name="T111"><text:s/></text:span><text:span text:style-name="T112">MAX_WORD</text:span><text:span text:style-name="T113"><text:s/>20</text:span></text:p>
      <text:p text:style-name="Normale"><text:span text:style-name="T114">#define</text:span><text:span text:style-name="T115"><text:s/></text:span><text:span text:style-name="T116">MIN_WORD</text:span><text:span text:style-name="T117"><text:s/>2</text:span></text:p>
      <text:p text:style-name="P118"/>
      <text:p text:style-name="P119">Queste sono le librerie che abbiamo<text:s/>utilizzato per concludere le operazioni del programma.</text:p>
      <text:p text:style-name="P120">I “define” li abbiamo usati per indicare un numero massimo e minimo di lettere per ogni parola o definizione.</text:p>
      <text:p text:style-name="P121"/>
      <text:p text:style-name="P122"/>
      <text:p text:style-name="P123"/>
      <text:soft-page-break/>
      <text:p text:style-name="P124">Dichiarazione delle funzioni:</text:p>
      <text:p text:style-name="P125"/>
      <text:p text:style-name="Normale"><text:span text:style-name="T126">int</text:span><text:span text:style-name="T127"><text:s/>InsNodo(</text:span><text:span text:style-name="T128">nodo</text:span><text:span text:style-name="T129">**</text:span><text:span text:style-name="T130">R</text:span><text:span text:style-name="T131">,<text:s/></text:span><text:span text:style-name="T132">char</text:span><text:span text:style-name="T133">*<text:s/></text:span><text:span text:style-name="T134">parola</text:span><text:span text:style-name="T135">);</text:span></text:p>
      <text:p text:style-name="Normale"><text:span text:style-name="T136">int</text:span><text:span text:style-name="T137"><text:s/>TreeInsertHelp(</text:span><text:span text:style-name="T138">nodo</text:span><text:span text:style-name="T139">*<text:s/></text:span><text:span text:style-name="T140">R</text:span><text:span text:style-name="T141">,<text:s/></text:span><text:span text:style-name="T142">nodo</text:span><text:span text:style-name="T143">*<text:s/></text:span><text:span text:style-name="T144">z</text:span><text:span text:style-name="T145">);</text:span></text:p>
      <text:p text:style-name="Normale"><text:span text:style-name="T146">int</text:span><text:span text:style-name="T147"><text:s/>cancWord(</text:span><text:span text:style-name="T148">nodo</text:span><text:span text:style-name="T149">**</text:span><text:span text:style-name="T150">R</text:span><text:span text:style-name="T151">,<text:s/></text:span><text:span text:style-name="T152">char</text:span><text:span text:style-name="T153"><text:s/>*</text:span><text:span text:style-name="T154">parola</text:span><text:span text:style-name="T155">);</text:span></text:p>
      <text:p text:style-name="Normale"><text:span text:style-name="T156">int</text:span><text:span text:style-name="T157"><text:s text:c="2"/>CancNodo(nodo**R, nodo*z);</text:span></text:p>
      <text:p text:style-name="Normale"><text:span text:style-name="T158">nodo</text:span><text:span text:style-name="T159">* createFromFile(</text:span><text:span text:style-name="T160">char</text:span><text:span text:style-name="T161">*<text:s/></text:span><text:span text:style-name="T162">fileTest1617</text:span><text:span text:style-name="T163">);</text:span></text:p>
      <text:p text:style-name="Normale"><text:span text:style-name="T164">void</text:span><text:span text:style-name="T165"><text:s text:c="2"/>StampaAlbero(</text:span><text:span text:style-name="T166">nodo</text:span><text:span text:style-name="T167">*</text:span><text:span text:style-name="T168">x</text:span><text:span text:style-name="T169">);</text:span></text:p>
      <text:p text:style-name="Normale"><text:span text:style-name="T170">int</text:span><text:span text:style-name="T171"><text:s/>InsDef(</text:span><text:span text:style-name="T172">nodo</text:span><text:span text:style-name="T173">*</text:span><text:span text:style-name="T174">R</text:span><text:span text:style-name="T175">,<text:s/></text:span><text:span text:style-name="T176">char</text:span><text:span text:style-name="T177">*<text:s/></text:span><text:span text:style-name="T178">parola</text:span><text:span text:style-name="T179">,<text:s/></text:span><text:span text:style-name="T180">char</text:span><text:span text:style-name="T181">*<text:s/></text:span><text:span text:style-name="T182">descrizione</text:span><text:span text:style-name="T183">);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soft-page-break/>
      <text:p text:style-name="P207">Funzioni principali implementate:</text:p>
      <text:list text:style-name="LFO1" text:continue-numbering="true">
        <text:list-item>
          <text:p text:style-name="P208">CreateFromFile:</text:p>
        </text:list-item>
      </text:list>
      <text:p text:style-name="P209">La funzione iniziale che crea il dizionario è chiamata “createFromFile”. Questa prende in input un documento di testo con le parole per implementare l’albero, richiamando la funzione Inserisci nodo.<text:s/></text:p>
      <text:list text:style-name="LFO1" text:continue-numbering="true">
        <text:list-item>
          <text:p text:style-name="P210"><text:span text:style-name="T211">InsNodo:</text:span></text:p>
        </text:list-item>
      </text:list>
      <text:p text:style-name="P212">Tale funzione assume come parametro la parola da aggiungere nell’albero controllandone la punteggiatura, la lunghezza e i caratteri maiuscoli o minuscoli, affidandosi a delle funzioni secondarie. InserisciNodo gestisce anche la colorazione dei nodi per eventuali rotazioni o ricolorazioni. Per la collocazione di un nuovo nodo viene richiamata la funzione “treeInsertHelp”.</text:p>
      <text:list text:style-name="LFO1" text:continue-numbering="true">
        <text:list-item>
          <text:p text:style-name="P213">TreeInsertHelp:</text:p>
        </text:list-item>
      </text:list>
      <text:p text:style-name="P214">Questa ha il compito di scorrere l’albero per inserire la parola nella giusta posizione in base all’ordine corretto.</text:p>
      <text:list text:style-name="LFO1" text:continue-numbering="true">
        <text:list-item>
          <text:p text:style-name="P215">StampaAlbero:</text:p>
        </text:list-item>
      </text:list>
      <text:p text:style-name="P216">StampaAlbero è utilizzata per stampare a video il dizionario in ordine alfabetico.</text:p>
      <text:list text:style-name="LFO1" text:continue-numbering="true">
        <text:list-item>
          <text:p text:style-name="P217">CancWord:</text:p>
        </text:list-item>
      </text:list>
      <text:p text:style-name="P218">CancWord è la funzione utilizzata per eliminare completamente una parola dal dizionario. Questa si affida prima alla funzione secondaria “CercaParola2” per trovare la parola da eliminare e controllare che essa stessa sia presente nell’albero. In seguito viene eliminata con l’ausilio di “CancNodo”.</text:p>
      <text:list text:style-name="LFO1" text:continue-numbering="true">
        <text:list-item>
          <text:p text:style-name="P219"><text:span text:style-name="T220">CancNodo:</text:span></text:p>
        </text:list-item>
      </text:list>
      <text:p text:style-name="P221">CancNodo elimina la parola data controllandone il colore e alla posizione, ed esegue eventuali ricolorazioni e opportune rotazioni.</text:p>
      <text:list text:style-name="LFO1" text:continue-numbering="true">
        <text:list-item>
          <text:p text:style-name="P222">InsDef:<text:s/></text:p>
        </text:list-item>
      </text:list>
      <text:p text:style-name="P223">InsDef è la funzione che aggiunge la definizione ad una parola già presente nel dizionario. Questa dapprima cerca la parola nell’albero e in seguito aggiunge la definizione presa in input.</text:p>
      <text:p text:style-name="P224"/>
      <text:p text:style-name="Normale"><text:span text:style-name="T225">Le funzioni InsNodo, TreeInsertHelp e CancNodo sono state ideate in seguito ad una ricerca sul web(</text:span><text:a xlink:href="http://web.mit.edu/~emin/Desktop/ref_to_emin/www.old/source_code/red_black_tree/index.html" office:target-frame-name="_top" xlink:show="replace"><text:span text:style-name="T226">http://web.mit.edu/~emin/Desktop/ref_to_emin/www.old/source_code/red_black_tree/index.html</text:span></text:a><text:span text:style-name="T227">).</text:span></text:p>
      <text:p text:style-name="P228"/>
      <text:p text:style-name="P229"/>
      <text:p text:style-name="P230"/>
      <text:p text:style-name="P231"/>
      <text:soft-page-break/>
      <text:p text:style-name="P232">Costo delle operazioni:</text:p>
      <text:p text:style-name="P233"/>
      <text:p text:style-name="P234">Inserimento:</text:p>
      <text:p text:style-name="P235">Ogni nodo costa al massimo<text:s/>l’altezza dell’albero, ovvero 2*log(n+1) in base 2. Considerando che l’inserimento avviene per n nodi, il costo è di n(2*log(n+1)).</text:p>
      <text:p text:style-name="P236">Stampa elemento:</text:p>
      <text:p text:style-name="P237">Per stampare a video un nodo, il costo è l’altezza dell’albero.</text:p>
      <text:p text:style-name="P238">Cancella elemento:</text:p>
      <text:p text:style-name="P239">Per cancellare un elemento il costo impiegato è ancora l’altezza dell’albero.</text:p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edeo Bertuccioli</meta:initial-creator>
    <dc:creator>Amedeo Bertuccioli</dc:creator>
    <meta:creation-date>2017-08-30T13:31:00Z</meta:creation-date>
    <dc:date>2017-09-01T15:25:00Z</dc:date>
    <meta:template xlink:href="Normal" xlink:type="simple"/>
    <meta:editing-cycles>8</meta:editing-cycles>
    <meta:editing-duration>PT15360S</meta:editing-duration>
    <meta:document-statistic meta:page-count="5" meta:paragraph-count="10" meta:word-count="807" meta:character-count="5400" meta:row-count="38" meta:non-whitespace-character-count="4603"/>
  </office:meta>
</office:document-meta>
</file>